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Hyperlink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Hyperlink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Hyperlink" style:family="text">
      <style:text-properties fo:font-style="italic" style:font-style-asian="italic" style:font-style-complex="italic"/>
    </style:style>
    <style:style style:name="T10" style:parent-style-name="Hyperlink" style:family="text">
      <style:text-properties fo:font-style="italic" style:font-style-asian="italic" style:font-style-complex="italic"/>
    </style:style>
    <style:style style:name="T11" style:parent-style-name="Hyperlink" style:family="text">
      <style:text-properties fo:font-style="italic" style:font-style-asian="italic" style:font-style-complex="italic"/>
    </style:style>
    <style:style style:name="T12" style:parent-style-name="Hyperlink" style:family="text">
      <style:text-properties fo:font-style="italic" style:font-style-asian="italic" style:font-style-complex="italic"/>
    </style:style>
    <style:style style:name="T13" style:parent-style-name="Hyperlink" style:family="text">
      <style:text-properties fo:font-style="italic" style:font-style-asian="italic" style:font-style-complex="italic"/>
    </style:style>
    <style:style style:name="T14" style:parent-style-name="Hyperlink" style:family="text">
      <style:text-properties fo:font-style="italic" style:font-style-asian="italic" style:font-style-complex="italic"/>
    </style:style>
    <style:style style:name="T15" style:parent-style-name="Hyperlink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Hyperlink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Hyperlink" style:family="text">
      <style:text-properties fo:font-style="italic" style:font-style-asian="italic"/>
    </style:style>
    <style:style style:name="P21" style:parent-style-name="PreformattedText" style:family="paragraph">
      <style:text-properties fo:font-style="italic" style:font-style-asian="italic" style:font-style-complex="italic"/>
    </style:style>
    <style:style style:name="T22" style:parent-style-name="Hyperlink" style:family="text">
      <style:text-properties fo:font-style="italic" style:font-style-asian="italic"/>
    </style:style>
    <style:style style:name="T23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/>
      <text:h text:style-name="Heading3" text:outline-level="3">Awards</text:h>
      <text:p text:style-name="PreformattedText">Deans list 4</text:p>
      <text:p text:style-name="PreformattedText">Presidents list spring 2021</text:p>
      <text:p text:style-name="PreformattedText">Outstanding Award – Elite Scholars Program</text:p>
      <text:p text:style-name="PreformattedText">Publix Recognition Card</text:p>
      <text:p text:style-name="PreformattedText">HOPE Scholarship</text:p>
      <text:p text:style-name="PreformattedText">President's Choice Scholarship</text:p>
      <text:h text:style-name="Heading3" text:outline-level="3">Class Assignments</text:h>
      <text:p text:style-name="PreformattedText">Noisin, E. (2018).<text:s/><text:a xlink:href="../papr_sapirWhorf_2018.pdf" office:target-frame-name="_top" xlink:show="replace"><text:span text:style-name="Hyperlink">Sapir–Whorf Hypothesis: Literary Review</text:span></text:a>.<text:s/><text:span text:style-name="T2">Georgia Gwinnett College</text:span>.<text:s/></text:p>
      <text:p text:style-name="PreformattedText"/>
      <text:p text:style-name="PreformattedText">Noisin, E. (2019,<text:s/>October 28).<text:s/><text:a xlink:href="../papr_nicomachean_2019.pdf" office:target-frame-name="_top" xlink:show="replace"><text:span text:style-name="T3">The Key to Happiness</text:span></text:a>. Speech.<text:s/><text:span text:style-name="T4">Georgia Gwinnett College</text:span>.</text:p>
      <text:p text:style-name="PreformattedText"/>
      <text:p text:style-name="PreformattedText">Noisin, E. (2020, December 1).<text:s/><text:a xlink:href="../papr_JLwhite_2020.pdf" office:target-frame-name="_top" xlink:show="replace"><text:span text:style-name="Hyperlink">The Godfather of Black Psychology</text:span></text:a>.<text:s/><text:span text:style-name="T5">Georgia Gwinnett College</text:span>.<text:s/><text:s/><text:s/></text:p>
      <text:p text:style-name="PreformattedText"/>
      <text:p text:style-name="PreformattedText">Noisin, E. (2021, April 4).<text:s/>Milla Granson Project (AFAM).<text:span text:style-name="T6"><text:s/>Georgia Gwinnett College</text:span>.<text:s/><text:a xlink:href="https://www.youtube.com/watch?app=desktop&amp;v=q75QnMTJiqM&amp;feature=youtu.be." office:target-frame-name="_top" xlink:show="replace"><text:span text:style-name="Hyperlink">Milla Granson Project (AFAM)</text:span></text:a>.<text:s/></text:p>
      <text:p text:style-name="PreformattedText"/>
      <text:p text:style-name="PreformattedText">Special topics python A</text:p>
      <text:h text:style-name="Heading3" text:outline-level="3">Presentations</text:h>
      <text:p text:style-name="PreformattedText">Noisin, E. (2020,<text:s/>June<text:s/>8–12).<text:s/><text:a xlink:href="../pres_GURP_2020.pdf" office:target-frame-name="_top" xlink:show="replace"><text:span text:style-name="T7">Effect of Breathing Placebo on Working Memory</text:span></text:a><text:span text:style-name="T8"><text:s/></text:span>[Conference presentation<text:s/>(online)].<text:s/>GURP<text:s/>2020<text:s/>Confrence,<text:s/>Kennesaw,<text:s/>GA. <text:a xlink:href="https://www.youtube.com/watch?app=desktop&amp;v=dWxxbRg6UaU&amp;feature=youtu.be" office:target-frame-name="_top" xlink:show="replace"><text:span text:style-name="Hyperlink">convention.</text:span><text:span text:style-name="Hyperlink">GUR</text:span><text:bookmark-start text:name="_Hlt78376964"/><text:bookmark-start text:name="_Hlt78376965"/><text:span text:style-name="Hyperlink">P</text:span><text:bookmark-end text:name="_Hlt78376964"/><text:bookmark-end text:name="_Hlt78376965"/><text:span text:style-name="Hyperlink">/20</text:span><text:span text:style-name="Hyperlink">20</text:span><text:span text:style-name="Hyperlink">-</text:span><text:bookmark-start text:name="_Hlt78376943"/><text:bookmark-start text:name="_Hlt78376944"/><text:span text:style-name="Hyperlink">v</text:span><text:bookmark-end text:name="_Hlt78376943"/><text:bookmark-end text:name="_Hlt78376944"/><text:span text:style-name="Hyperlink">ideo</text:span></text:a></text:p>
      <text:p text:style-name="PreformattedText"/>
      <text:p text:style-name="PreformattedText">Noisin, E., Zaki, E., &amp; Sugatapala, D. C.<text:s/>(2020,<text:s/>November<text:s/>12).<text:s/><text:a xlink:href="../pres_CREATE_2020.pdf" office:target-frame-name="_top" xlink:show="replace"><text:span text:style-name="T9">Introduction<text:s/></text:span><text:span text:style-name="T10">t</text:span><text:span text:style-name="T11">o Computational Neuroscience<text:s/></text:span><text:span text:style-name="T12">a</text:span><text:span text:style-name="T13">nd Seizure Models<text:s/></text:span><text:span text:style-name="T14">i</text:span><text:span text:style-name="T15">n Drosophila</text:span></text:a><text:span text:style-name="T16"><text:s/></text:span>[Conference presentation<text:s/>(online)].<text:s/>CREATE<text:s/>2020<text:s/>Conference,<text:s/>Georgia Gwinnett College.<text:span text:style-name="T17"><text:s/></text:span></text:p>
      <text:p text:style-name="PreformattedText"/>
      <text:p text:style-name="PreformattedText">Noisin, E., Zaki, E., &amp; Sugatapala, D. C.<text:s/>(2021,<text:s/>January<text:s/>11).<text:s/><text:a xlink:href="../pres_SfN_2021.pdf" office:target-frame-name="_top" xlink:show="replace"><text:span text:style-name="T18">A Crash Course in Computational Neuroscience for Undergraduate Students</text:span></text:a><text:span text:style-name="T19"><text:s/></text:span>[Conference presentation<text:s/>(online)].<text:s/>SfN<text:s/>2020<text:s/>Conference, Washington, D.C..<text:s/><text:a xlink:href="../audi_SfN_2021.mp3" office:target-frame-name="_top" xlink:show="replace"><text:span text:style-name="Hyperlink">convention.</text:span><text:span text:style-name="Hyperlink">SfN</text:span><text:span text:style-name="Hyperlink">/2</text:span><text:bookmark-start text:name="_Hlt78380235"/><text:span text:style-name="Hyperlink">0</text:span><text:bookmark-end text:name="_Hlt78380235"/><text:span text:style-name="Hyperlink">21-audio</text:span></text:a></text:p>
      <text:p text:style-name="PreformattedText"/>
      <text:p text:style-name="PreformattedText">Noisin, E., Burgess, A.(2021,<text:s/>April<text:s/>29).<text:s/><text:a xlink:href="../pres_STaRs_2021.pdf" office:target-frame-name="_top" xlink:show="replace"><text:span text:style-name="T20">STaRS Contests for Neurons in Action</text:span></text:a><text:s/>[Conference presentation<text:s/>(online)].<text:s/>STaRS<text:s/>2021<text:s/>Conference,<text:s/>Georgia Gwinnett College.<text:s/></text:p>
      <text:p text:style-name="P21"><text:s/></text:p>
      <text:p text:style-name="PreformattedText">Noisin, E. (2021,<text:s/>May<text:s/>14).<text:s/><text:a xlink:href="../pres_CREATE_2021.pdf" office:target-frame-name="_top" xlink:show="replace"><text:span text:style-name="T22">Computer Simulation of Synaptic Currents Explain Phenomenon in Drosophila Motoneurons</text:span></text:a><text:span text:style-name="T23"><text:s/></text:span>[Conference presentation<text:s/>(online)].<text:s/>CREATE<text:s/>2021<text:s/>Conference,<text:s/>Conference,<text:s/>Georgia Gwinnett College. <text:a xlink:href="https://www.youtube.com/watch?app=desktop&amp;v=2FwZ5QqXeLs&amp;feature=youtu.be" office:target-frame-name="_top" xlink:show="replace"><text:span text:style-name="Hyperlink">convention.</text:span><text:span text:style-name="Hyperlink">CREATE</text:span><text:span text:style-name="Hyperlink">/20</text:span><text:span text:style-name="Hyperlink">2</text:span><text:bookmark-start text:name="_Hlt78380507"/><text:bookmark-start text:name="_Hlt78380508"/><text:span text:style-name="Hyperlink">1</text:span><text:bookmark-end text:name="_Hlt78380507"/><text:bookmark-end text:name="_Hlt78380508"/><text:span text:style-name="Hyperlink">-video</text:span></text:a></text:p>
      <text:p text:style-name="PreformattedText"/>
      <text:h text:style-name="Heading3" text:outline-level="3">Internship</text:h>
      <text:p text:style-name="PreformattedText">GSoC – INCF</text:p>
      <text:h text:style-name="Heading3" text:outline-level="3">Clubs</text:h>
      <text:p text:style-name="PreformattedText">Elite Scholars Program</text:p>
      <text:p text:style-name="PreformattedText">Mentor Collective</text:p>
      <text:h text:style-name="Heading3" text:outline-level="3">Certifications</text:h>
      <text:p text:style-name="PreformattedText"><text:a xlink:href="../key/cert_CPR_2019.pdf" office:target-frame-name="_top" xlink:show="replace">CPR and A</text:a><text:a xlink:href="../key/cert_CPR_2019.pdf" office:target-frame-name="_top" xlink:show="replace">ED</text:a></text:p>
      <text:p text:style-name="PreformattedText"><text:a xlink:href="../key" office:target-frame-name="_top" xlink:show="replace">Responsible Conduct of Research</text:a></text:p>
      <text:p text:style-name="PreformattedText">Pharmacy - expired</text:p>
      <text:p text:style-name="PreformattedText">Personal trainer - expired</text:p>
      <text:soft-page-break/>
      <text:h text:style-name="Heading3" text:outline-level="3">Skills</text:h>
      <text:p text:style-name="PreformattedText">Built GPU miner</text:p>
      <text:p text:style-name="PreformattedText">Go getter</text:p>
      <text:p text:style-name="PreformattedText">Jack of all trades</text:p>
      <text:p text:style-name="PreformattedText">Official/ unofficial mentor (Life)</text:p>
      <text:p text:style-name="PreformattedText">Diplomacy</text:p>
      <text:p text:style-name="PreformattedText">Adaptable</text:p>
      <text:p text:style-name="PreformattedText">Tech aficionado</text:p>
      <text:p text:style-name="PreformattedText">Honest(in all aspects of the word)</text:p>
      <text:p text:style-name="PreformattedText">Organized</text:p>
      <text:p text:style-name="PreformattedText">Leadership <text:s text:c="12"/></text:p>
      <text:p text:style-name="PreformattedText">Problem Solver</text:p>
      <text:p text:style-name="PreformattedText">Interculturally Fluent</text:p>
      <text:p text:style-name="PreformattedText">Excel</text:p>
      <text:h text:style-name="Heading3" text:outline-level="3">Jobs</text:h>
      <text:p text:style-name="PreformattedText">Home Biz</text:p>
      <text:p text:style-name="PreformattedText">Malibu</text:p>
      <text:p text:style-name="PreformattedText">UPS</text:p>
      <text:p text:style-name="PreformattedText">AJC</text:p>
      <text:p text:style-name="PreformattedText">College Hunks hauling junk</text:p>
      <text:p text:style-name="PreformattedText">Dining Hall</text:p>
      <text:p text:style-name="PreformattedText">LA fitness</text:p>
      <text:p text:style-name="PreformattedText">Publix</text:p>
      <text:p text:style-name="PreformattedText">Pharmacy</text:p>
      <text:p text:style-name="PreformattedText">Home biz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jah Noisin</dc:creator>
    <meta:creation-date>2021-07-20T20:13:00Z</meta:creation-date>
    <dc:date>2021-07-28T20:44:00Z</dc:date>
    <meta:template xlink:href="Normal" xlink:type="simple"/>
    <meta:editing-cycles>5</meta:editing-cycles>
    <meta:editing-duration>PT8280S</meta:editing-duration>
    <meta:document-statistic meta:page-count="2" meta:paragraph-count="5" meta:word-count="429" meta:character-count="2872" meta:row-count="20" meta:non-whitespace-character-count="2448"/>
  </office:meta>
</office:document-meta>
</file>